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900000253CAD5982F915796C5.png" manifest:media-type="image/png"/>
  <manifest:file-entry manifest:full-path="Pictures/1001D1790000571E00003DA13B7FFC1D7EA16A68.svg" manifest:media-type="image/svg+xml"/>
  <manifest:file-entry manifest:full-path="Pictures/1000020100000349000002536E66BC32D407B7E2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style:font-name="Liberation Sans" fo:font-size="80pt" fo:font-weight="bold" officeooo:rsid="001049e5" officeooo:paragraph-rsid="001049e5" style:font-name-asian="Arial Unicode MS" style:font-size-asian="80pt" style:font-weight-asian="bold" style:font-name-complex="Arial Unicode MS" style:font-size-complex="80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ize="28pt" officeooo:rsid="001049e5" officeooo:paragraph-rsid="001049e5" style:font-size-asian="24.5pt" style:font-size-complex="28pt"/>
    </style:style>
    <style:style style:name="P3" style:family="paragraph" style:parent-style-name="Text_20_body">
      <style:paragraph-properties fo:text-align="start" style:justify-single-word="false"/>
      <style:text-properties fo:font-size="96pt" officeooo:rsid="001049e5" officeooo:paragraph-rsid="001049e5" style:font-size-asian="96pt" style:font-size-complex="96pt"/>
    </style:style>
    <style:style style:name="T1" style:family="text">
      <style:text-properties fo:font-size="120pt" style:font-size-asian="120pt" style:font-size-complex="120pt"/>
    </style:style>
    <style:style style:name="T2" style:family="text">
      <style:text-properties fo:font-size="110pt" style:font-size-asian="110pt" style:font-size-complex="110pt"/>
    </style:style>
    <style:style style:name="T3" style:family="text">
      <style:text-properties fo:font-size="105pt" style:font-size-asian="105pt" style:font-size-complex="105pt"/>
    </style:style>
    <style:style style:name="T4" style:family="text">
      <style:text-properties fo:font-size="100pt" style:font-size-asian="100pt" style:font-size-complex="10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6E66BC32D407B7E2.png" xlink:type="simple" xlink:show="embed" xlink:actuate="onLoad" loext:mime-type="image/png"/></draw:frame><draw:frame draw:style-name="fr1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CAD5982F915796C5.png" xlink:type="simple" xlink:show="embed" xlink:actuate="onLoad" loext:mime-type="image/png"/></draw:frame></text:p>
      <text:p text:style-name="P2">Please call</text:p>
      <text:p text:style-name="P3"><text:s/>+4531550497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4:05:45.922856185</meta:creation-date>
    <meta:editing-duration>PT4M2S</meta:editing-duration>
    <meta:editing-cycles>2</meta:editing-cycles>
    <meta:generator>LibreOffice/6.4.5.2$Linux_X86_64 LibreOffice_project/40$Build-2</meta:generator>
    <dc:date>2020-08-10T14:09:43.669297232</dc:date>
    <meta:print-date>2020-08-10T14:10:16.394914814</meta:print-date>
    <meta:document-statistic meta:table-count="0" meta:image-count="2" meta:object-count="0" meta:page-count="1" meta:paragraph-count="2" meta:word-count="3" meta:character-count="23" meta:non-whitespace-character-count="21"/>
  </office:meta>
</office:document-meta>
</file>